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m anderen Dateisystem ist btrfs vergleichbar?</text:p>
            <text:p>A) VFAT</text:p>
            <text:p>B) ext2</text:p>
            <text:p>C) ZF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elches der folgenden Features unterstützt btrfs noch nicht?</text:p>
            <text:p>A) Copy on Write</text:p>
            <text:p>B) RAID</text:p>
            <text:p>C) In-Line Deduplication</text:p>
            <text:p>D) Kompression</text:p>
          </draw:text-box>
        </draw:frame>
        <draw:frame draw:style-name="gr2" draw:text-style-name="P2" draw:layer="layout" svg:width="14.478cm" svg:height="1.187cm" svg:x="0.508cm" svg:y="6.3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Kann ein btrfs Volume ohne den Einsatz von LVM im Laufenden Betrieb um weitere physikalische Disks erweitert werden?</text:p>
            <text:p>A) Ja</text:p>
            <text:p>B) Nein</text:p>
            <text:p>C) Nur wenn Copy on Write aktiviert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ird die Kompression von Dateien in einem btrfs Volume durch einen periodischen Task erzielt?</text:p>
            <text:p>A) Ja, durch <text:span text:style-name="T1">btrfs-compress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13:51:18.450518137</dc:date>
    <dc:creator>Nicolas Christener</dc:creator>
    <meta:editing-duration>PT58M58S</meta:editing-duration>
    <meta:editing-cycles>24</meta:editing-cycles>
    <meta:generator>LibreOffice/5.2.0.4$Linux_X86_64 LibreOffice_project/20m0$Build-4</meta:generator>
    <meta:document-statistic meta:object-count="46"/>
    <meta:user-defined meta:name="Modul_Area">SSA</meta:user-defined>
    <meta:user-defined meta:name="Modul_ID">1006</meta:user-defined>
    <meta:user-defined meta:name="Modul_Name">snapper</meta:user-defined>
  </office:meta>
</office:document-meta>
</file>